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12pt" style:font-size-asian="18pt" style:font-size-complex="1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0.762cm" svg:x="1.508cm" svg:y="1.089cm">
          <text:p text:style-name="P1"><text:span text:style-name="T1">appRunDebug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838cm" svg:height="1.523cm" svg:x="1.686cm" svg:y="2.74cm">
          <text:p text:style-name="P1"><text:span text:style-name="T1">sources</text:span><text:span text:style-name="T1"><text:line-break/></text:span><text:span text:style-name="T1">up-to-dat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3.604cm" svg:y1="1.851cm" svg:x2="3.605cm" svg:y2="2.74cm" draw:start-shape="id1" draw:start-glue-point="6" draw:end-shape="id2" draw:end-glue-point="4" svg:d="M3604 1851l1 889" svg:viewBox="0 0 2 890">
          <text:p/>
        </draw:connector>
        <draw:custom-shape draw:style-name="gr1" draw:text-style-name="P3" xml:id="id3" draw:id="id3" draw:layer="layout" svg:width="3.26cm" svg:height="0.82cm" svg:x="5.741cm" svg:y="4.333cm">
          <text:p text:style-name="P1"><text:span text:style-name="T2">comp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5.524cm" svg:y1="3.502cm" svg:x2="7.371cm" svg:y2="4.333cm" draw:start-shape="id2" draw:start-glue-point="7" draw:end-shape="id3" draw:end-glue-point="4" svg:d="M5524 3502h1847v831" svg:viewBox="0 0 1848 832">
          <text:p text:style-name="P1"><text:span text:style-name="T2">no</text:span></text:p>
          <text:p text:style-name="P1"><text:span text:style-name="T2"/></text:p>
        </draw:connector>
        <draw:connector draw:style-name="gr3" draw:text-style-name="P5" draw:layer="layout" draw:type="line" svg:x1="3.605cm" svg:y1="4.263cm" svg:x2="3.567cm" svg:y2="6.423cm" draw:start-shape="id2" draw:start-glue-point="6" draw:end-shape="id4" draw:end-glue-point="4" svg:d="M3605 4263l-38 2160" svg:viewBox="0 0 39 2161">
          <text:p text:style-name="P4"><text:span text:style-name="T2">yes <text:s text:c="7"/>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connector>
        <draw:connector draw:style-name="gr2" draw:text-style-name="P3" draw:layer="layout" svg:x1="7.371cm" svg:y1="5.153cm" svg:x2="3.567cm" svg:y2="6.423cm" draw:start-shape="id3" draw:start-glue-point="6" draw:end-shape="id4" draw:end-glue-point="4" svg:d="M7371 5153v636h-3804v634" svg:viewBox="0 0 3805 1271">
          <text:p/>
        </draw:connector>
        <draw:custom-shape draw:style-name="gr1" draw:text-style-name="P3" xml:id="id4" draw:id="id4" draw:layer="layout" svg:width="4.773cm" svg:height="1.054cm" svg:x="1.18cm" svg:y="6.423cm">
          <text:p text:style-name="P1"><text:span text:style-name="T2">start runner process </text:span><text:span text:style-name="T2"><text:line-break/></text:span><text:span text:style-name="T2">against compiled class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curve" svg:x1="3.567cm" svg:y1="7.477cm" svg:x2="10.525cm" svg:y2="8.074cm" draw:start-shape="id4" draw:start-glue-point="6" draw:end-shape="id5" draw:end-glue-point="5" svg:d="M3567 7477c0 398 2319 597 6958 597" svg:viewBox="0 0 6959 598">
          <text:p text:style-name="P6"><text:span text:style-name="T2">start process <text:s text:c="2"/></text:span></text:p>
        </draw:connector>
        <draw:custom-shape draw:style-name="gr5" draw:text-style-name="P3" xml:id="id9" draw:id="id9" draw:layer="layout" svg:width="4.064cm" svg:height="1.171cm" svg:x="10.525cm" svg:y="14.297cm">
          <text:p text:style-name="P1"><text:span text:style-name="T2">send “started” signal </text:span></text:p>
          <text:p text:style-name="P1"><text:span text:style-name="T2">to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3.567cm" svg:y1="7.477cm" svg:x2="3.604cm" svg:y2="9.086cm" draw:start-shape="id4" draw:start-glue-point="6" draw:end-shape="id6" draw:end-glue-point="4" svg:d="M3567 7477l37 1609" svg:viewBox="0 0 38 1610">
          <text:p/>
        </draw:connector>
        <draw:custom-shape draw:style-name="gr1" draw:text-style-name="P3" xml:id="id7" draw:id="id7" draw:layer="layout" svg:width="4.074cm" svg:height="0.889cm" svg:x="1.625cm" svg:y="11.781cm">
          <text:p text:style-name="P1"><text:span text:style-name="T2">wait for user keypr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6" draw:id="id6" draw:layer="layout" svg:width="3.937cm" svg:height="1.171cm" svg:x="1.635cm" svg:y="9.086cm">
          <text:p text:style-name="P1"><text:span text:style-name="T2">wait for “started” signal </text:span><text:span text:style-name="T2"><text:line-break/></text:span><text:span text:style-name="T2">on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8" draw:id="id8" draw:layer="layout" svg:width="4.064cm" svg:height="1.171cm" svg:x="1.635cm" svg:y="14.293cm">
          <text:p text:style-name="P1"><text:span text:style-name="T2">send “stop” signal </text:span></text:p>
          <text:p text:style-name="P1"><text:span text:style-name="T2">to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8" draw:layer="layout" draw:type="line" svg:x1="3.662cm" svg:y1="12.67cm" svg:x2="3.667cm" svg:y2="14.293cm" draw:start-shape="id7" draw:end-shape="id8" svg:d="M3662 12670l5 1623" svg:viewBox="0 0 6 1624">
          <text:p/>
        </draw:connector>
        <draw:custom-shape draw:style-name="gr5" draw:text-style-name="P3" xml:id="id10" draw:id="id10" draw:layer="layout" svg:width="4.826cm" svg:height="1.397cm" svg:x="10.144cm" svg:y="16.738cm">
          <text:p text:style-name="P1"><text:span text:style-name="T2">In wait loop.</text:span><text:span text:style-name="T2"><text:line-break/></text:span><text:span text:style-name="T2">listen for “stop” signal </text:span><text:span text:style-name="T2"><text:line-break/></text:span><text:span text:style-name="T2">on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2.557cm" svg:y1="15.468cm" svg:x2="12.557cm" svg:y2="16.738cm" draw:start-shape="id9" draw:end-shape="id10" draw:end-glue-point="4" svg:d="M12557 15468v1270" svg:viewBox="0 0 1 1271">
          <text:p/>
        </draw:connector>
        <draw:custom-shape draw:style-name="gr1" draw:text-style-name="P2" xml:id="id13" draw:id="id13" draw:layer="layout" svg:width="5.207cm" svg:height="1.284cm" svg:x="1.127cm" svg:y="20.671cm">
          <text:p text:style-name="P1"><text:span text:style-name="T1">appRunDebug finished.</text:span><text:span text:style-name="T1"><text:line-break/></text:span><text:span text:style-name="T1">Gradle proceeds </text:span><text:span text:style-name="T1"><text:line-break/></text:span><text:span text:style-name="T1">with other tas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draw:type="line" svg:x1="10.525cm" svg:y1="14.882cm" svg:x2="5.572cm" svg:y2="9.672cm" draw:start-shape="id9" draw:end-shape="id6" draw:end-glue-point="7" svg:d="M10525 14882l-4953-5210" svg:viewBox="0 0 4954 5211">
          <text:p text:style-name="P1"><text:span text:style-name="T2"/></text:p>
          <text:p text:style-name="P1"><text:span text:style-name="T2">tcp</text:span></text:p>
        </draw:connector>
        <draw:custom-shape draw:style-name="gr5" draw:text-style-name="P2" xml:id="id11" draw:id="id11" draw:layer="layout" svg:width="3.81cm" svg:height="0.762cm" svg:x="10.652cm" svg:y="19.532cm">
          <text:p text:style-name="P1"><text:span text:style-name="T1">runner process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2.557cm" svg:y1="18.135cm" svg:x2="12.557cm" svg:y2="19.532cm" draw:start-shape="id10" draw:end-shape="id11" draw:end-glue-point="0" svg:d="M12557 18135v1397" svg:viewBox="0 0 1 1398">
          <text:p/>
        </draw:connector>
        <draw:connector draw:style-name="gr4" draw:text-style-name="P3" draw:layer="layout" draw:type="line" svg:x1="5.699cm" svg:y1="14.878cm" svg:x2="10.144cm" svg:y2="17.436cm" draw:start-shape="id8" draw:end-shape="id10" svg:d="M5699 14878l4445 2558" svg:viewBox="0 0 4446 2559">
          <text:p text:style-name="P1"><text:span text:style-name="T2"/></text:p>
          <text:p text:style-name="P1"><text:span text:style-name="T2"/></text:p>
          <text:p text:style-name="P1"><text:span text:style-name="T2"><text:s text:c="10"/></text:span><text:span text:style-name="T2">tcp <text:s text:c="5"/></text:span></text:p>
        </draw:connector>
        <draw:custom-shape draw:style-name="gr1" draw:text-style-name="P3" xml:id="id12" draw:id="id12" draw:layer="layout" svg:width="3.81cm" svg:height="1.171cm" svg:x="1.762cm" svg:y="17.496cm">
          <text:p text:style-name="P1"><text:span text:style-name="T2">wait for runner process</text:span></text:p>
          <text:p text:style-name="P1"><text:span text:style-name="T2">to fini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3.667cm" svg:y1="15.464cm" svg:x2="3.667cm" svg:y2="17.496cm" draw:start-shape="id8" draw:start-glue-point="6" draw:end-shape="id12" draw:end-glue-point="4" svg:d="M3667 15464v2032" svg:viewBox="0 0 1 2033">
          <text:p/>
        </draw:connector>
        <draw:connector draw:style-name="gr4" draw:text-style-name="P3" draw:layer="layout" draw:type="line" svg:x1="10.652cm" svg:y1="19.913cm" svg:x2="5.572cm" svg:y2="18.081cm" draw:start-shape="id11" draw:start-glue-point="5" draw:end-shape="id12" svg:d="M10652 19913l-5080-1832" svg:viewBox="0 0 5081 1833">
          <text:p text:style-name="P1"><text:span text:style-name="T2"/></text:p>
          <text:p text:style-name="P1"><text:span text:style-name="T2"/></text:p>
          <text:p text:style-name="P1"><text:span text:style-name="T2">thread sync</text:span></text:p>
        </draw:connector>
        <draw:connector draw:style-name="gr2" draw:text-style-name="P3" draw:layer="layout" draw:type="line" svg:x1="3.667cm" svg:y1="18.667cm" svg:x2="3.731cm" svg:y2="20.671cm" draw:start-shape="id12" draw:start-glue-point="6" draw:end-shape="id13" draw:end-glue-point="4" svg:d="M3667 18667l64 2004" svg:viewBox="0 0 65 2005">
          <text:p/>
        </draw:connector>
        <draw:connector draw:style-name="gr2" draw:text-style-name="P3" draw:layer="layout" draw:type="line" svg:x1="12.553cm" svg:y1="13.027cm" svg:x2="12.557cm" svg:y2="14.297cm" draw:start-shape="id14" draw:start-glue-point="6" draw:end-shape="id9" svg:d="M12553 13027l4 1270" svg:viewBox="0 0 5 1271">
          <text:p/>
        </draw:connector>
        <draw:connector draw:style-name="gr3" draw:text-style-name="P9" draw:layer="layout" draw:type="line" svg:x1="3.603cm" svg:y1="10.257cm" svg:x2="3.662cm" svg:y2="11.781cm" draw:start-shape="id6" draw:end-shape="id7" draw:end-glue-point="4" svg:d="M3603 10257l59 1524" svg:viewBox="0 0 60 1525">
          <text:p text:style-name="P1"><text:span text:style-name="T4"><text:s text:c="27"/></text:span></text:p>
        </draw:connector>
        <draw:custom-shape draw:style-name="gr5" draw:text-style-name="P3" xml:id="id15" draw:id="id15" draw:layer="layout" svg:width="3.683cm" svg:height="1.054cm" svg:x="10.72cm" svg:y="9.725cm">
          <text:p text:style-name="P1"><text:span text:style-name="T2">suspended mode,</text:span></text:p>
          <text:p text:style-name="P1"><text:span text:style-name="T2">listen to port 5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2.557cm" svg:y1="8.455cm" svg:x2="12.561cm" svg:y2="9.725cm" draw:start-shape="id5" draw:start-glue-point="6" draw:end-shape="id15" draw:end-glue-point="4" svg:d="M12557 8455l4 1270" svg:viewBox="0 0 5 1271">
          <text:p/>
        </draw:connector>
        <draw:connector draw:style-name="gr3" draw:text-style-name="P3" draw:layer="layout" draw:type="line" svg:x1="12.561cm" svg:y1="10.779cm" svg:x2="12.553cm" svg:y2="12.138cm" draw:start-shape="id15" draw:start-glue-point="6" draw:end-shape="id14" draw:end-glue-point="4" svg:d="M12561 10779l-8 1359" svg:viewBox="0 0 9 1360">
          <text:p text:style-name="P1"><text:span text:style-name="T2">resume <text:s text:c="14"/></text:span></text:p>
        </draw:connector>
        <draw:custom-shape draw:style-name="gr5" draw:text-style-name="P2" xml:id="id5" draw:id="id5" draw:layer="layout" svg:width="4.064cm" svg:height="0.762cm" svg:x="10.525cm" svg:y="7.693cm">
          <text:p text:style-name="P1"><text:span text:style-name="T1">runner process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3" xml:id="id14" draw:id="id14" draw:layer="layout" svg:width="4.326cm" svg:height="0.889cm" svg:x="10.39cm" svg:y="12.138cm">
          <text:p text:style-name="P1"><text:span text:style-name="T2">listen for HTTP requests </text:span><text:span text:style-name="T2"><text:line-break/></text:span><text:span text:style-name="T2">on </text:span><text:span text:style-name="T3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5-11T11:43:28.077740663</meta:creation-date>
    <dc:date>2014-06-23T16:23:02.043764224</dc:date>
    <dc:creator>Andrey Hihlovskiy</dc:creator>
    <meta:editing-duration>PT3H5M50S</meta:editing-duration>
    <meta:editing-cycles>60</meta:editing-cycles>
    <meta:generator>LibreOffice/4.2.4.2$Linux_X86_64 LibreOffice_project/420m0$Build-2</meta:generator>
    <meta:document-statistic meta:object-count="33"/>
  </office:meta>
</office:document-meta>
</file>